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cm" svg:x="4cm" svg:y="3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4cm" svg:y="4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4cm" svg:y="5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4cm" svg:y="6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4cm" svg:y="7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4cm" svg:y="8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4cm" svg:y="9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4cm" svg:y="10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11cm" svg:y="4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11cm" svg:y="7.2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cm" svg:y1="4.712cm" svg:x2="11cm" svg:y2="4.712cm">
          <text:p/>
        </draw:line>
        <draw:line draw:style-name="gr2" draw:text-style-name="P2" draw:layer="layout" svg:x1="8cm" svg:y1="7.712cm" svg:x2="11cm" svg:y2="7.712cm">
          <text:p/>
        </draw:line>
        <draw:custom-shape draw:style-name="gr1" draw:text-style-name="P1" draw:layer="layout" svg:width="4cm" svg:height="1cm" svg:x="11cm" svg:y="9.2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cm" svg:y1="9.712cm" svg:x2="11cm" svg:y2="9.712cm">
          <text:p/>
        </draw:line>
        <draw:frame draw:style-name="gr3" draw:text-style-name="P3" draw:layer="layout" svg:width="4cm" svg:height="1cm" svg:x="4cm" svg:y="12.212cm">
          <draw:text-box>
            <text:p>Eltern</text:p>
          </draw:text-box>
        </draw:frame>
        <draw:frame draw:style-name="gr3" draw:text-style-name="P3" draw:layer="layout" svg:width="4cm" svg:height="1cm" svg:x="11cm" svg:y="12.212cm">
          <draw:text-box>
            <text:p>Kin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12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20-01-10T11:33:41.752000000</dc:date>
    <meta:editing-duration>PT56M6S</meta:editing-duration>
    <meta:editing-cycles>15</meta:editing-cycles>
    <meta:generator>LibreOffice/6.3.2.2$Windows_X86_64 LibreOffice_project/98b30e735bda24bc04ab42594c85f7fd8be07b9c</meta:generator>
    <meta:document-statistic meta:object-count="16"/>
  </office:meta>
</office:document-meta>
</file>